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Fontin" svg:font-family="Fontin" style:font-adornments="Bold" style:font-pitch="variable"/>
    <style:font-face style:name="Fontin1" svg:font-family="Fontin" style:font-adornments="Regular" style:font-pitch="variable"/>
    <style:font-face style:name="Fontin SmallCaps" svg:font-family="'Fontin SmallCaps'" style:font-adornments="SmallCap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5.24cm" table:align="margins" style:shadow="none"/>
    </style:style>
    <style:style style:name="rststyle-table-0.A" style:family="table-column">
      <style:table-column-properties style:column-width="5.08cm" style:rel-column-width="21845*"/>
    </style:style>
    <style:style style:name="rststyle-table-0.1" style:family="table-row">
      <style:table-row-properties fo:keep-together="always"/>
    </style:style>
    <style:style style:name="rststyle-table-0.A1" style:family="table-cell">
      <style:table-cell-properties fo:background-color="transparent" fo:padding="0.097cm" fo:border="none">
        <style:background-image/>
      </style:table-cell-properties>
    </style:style>
    <style:style style:name="rststyle-table-0.B1" style:family="table-cell">
      <style:table-cell-properties fo:padding="0.097cm" fo:border="none"/>
    </style:style>
    <style:style style:name="rststyle-table-0.C1" style:family="table-cell">
      <style:table-cell-properties fo:padding="0.097cm" fo:border="none"/>
    </style:style>
    <style:style style:name="rststyle-table-0.A2" style:family="table-cell">
      <style:table-cell-properties fo:padding="0.097cm" fo:border="none"/>
    </style:style>
    <style:style style:name="rststyle-table-0.B2" style:family="table-cell">
      <style:table-cell-properties fo:padding="0.097cm" fo:border="none"/>
    </style:style>
    <style:style style:name="rststyle-table-0.C2" style:family="table-cell">
      <style:table-cell-properties fo:padding="0.097cm" fo:border="none"/>
    </style:style>
    <style:style style:name="rststyle-table-0.A3" style:family="table-cell">
      <style:table-cell-properties fo:padding="0.097cm" fo:border="none"/>
    </style:style>
    <style:style style:name="rststyle-table-0.B3" style:family="table-cell">
      <style:table-cell-properties fo:padding="0.097cm" fo:border="none"/>
    </style:style>
    <style:style style:name="rststyle-table-0.C3" style:family="table-cell">
      <style:table-cell-properties fo:padding="0.097cm" fo:border="none"/>
    </style:style>
    <style:style style:name="rststyle-table-1" style:family="table">
      <style:table-properties style:width="15.24cm" table:align="margins" fo:background-color="#00b8ff">
        <style:background-image/>
      </style:table-properties>
    </style:style>
    <style:style style:name="rststyle-table-1.A" style:family="table-column">
      <style:table-column-properties style:column-width="5.08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rststyle-table-personal" style:family="table">
      <style:table-properties style:width="14.478cm" style:rel-width="95%" table:align="left" style:shadow="none"/>
    </style:style>
    <style:style style:name="rststyle-table-personal.A" style:family="table-column">
      <style:table-column-properties style:column-width="6.311cm" style:rel-column-width="3578*"/>
    </style:style>
    <style:style style:name="rststyle-table-personal.B" style:family="table-column">
      <style:table-column-properties style:column-width="8.167cm" style:rel-column-width="4630*"/>
    </style:style>
    <style:style style:name="rststyle-table-personal.1" style:family="table-row">
      <style:table-row-properties fo:keep-together="always"/>
    </style:style>
    <style:style style:name="rststyle-table-personal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rststyle-table-personal.B1" style:family="table-cell">
      <style:table-cell-properties fo:padding="0.097cm" fo:border="0.05pt solid #ffffff"/>
    </style:style>
    <style:style style:name="rststyle-table-nothing" style:family="table">
      <style:table-properties style:width="15.24cm" table:align="margins"/>
    </style:style>
    <style:style style:name="rststyle-table-nothing.A" style:family="table-column">
      <style:table-column-properties style:column-width="7.62cm" style:rel-column-width="32767*"/>
    </style:style>
    <style:style style:name="rststyle-table-nothing.B" style:family="table-column">
      <style:table-column-properties style:column-width="7.62cm" style:rel-column-width="32768*"/>
    </style:style>
    <style:style style:name="rststyle-table-nothing.A1" style:family="table-cell">
      <style:table-cell-properties fo:padding="0.097cm" fo:border-left="0.05pt solid #ffffff" fo:border-right="none" fo:border-top="0.05pt solid #ffffff" fo:border-bottom="0.05pt solid #ffffff"/>
    </style:style>
    <style:style style:name="rststyle-table-nothing.B1" style:family="table-cell">
      <style:table-cell-properties fo:padding="0.097cm" fo:border="0.05pt solid #ffffff"/>
    </style:style>
    <style:style style:name="rststyle-table-nothing.A2" style:family="table-cell">
      <style:table-cell-properties fo:padding="0.097cm" fo:border-left="0.05pt solid #ffffff" fo:border-right="none" fo:border-top="none" fo:border-bottom="0.05pt solid #ffffff"/>
    </style:style>
    <style:style style:name="rststyle-table-nothing.B2" style:family="table-cell">
      <style:table-cell-properties fo:padding="0.097cm" fo:border-left="0.05pt solid #ffffff" fo:border-right="0.05pt solid #ffffff" fo:border-top="none" fo:border-bottom="0.05pt solid #ffffff"/>
    </style:style>
    <style:style style:name="rststyle-table-wexp" style:family="table">
      <style:table-properties style:width="15.24cm" table:align="left" style:shadow="none"/>
    </style:style>
    <style:style style:name="rststyle-table-wexp.A" style:family="table-column">
      <style:table-column-properties style:column-width="3.81cm"/>
    </style:style>
    <style:style style:name="rststyle-table-wexp.B" style:family="table-column">
      <style:table-column-properties style:column-width="11.43cm"/>
    </style:style>
    <style:style style:name="rststyle-table-wexp.1" style:family="table-row">
      <style:table-row-properties fo:keep-together="always"/>
    </style:style>
    <style:style style:name="rststyle-table-wexp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rststyle-table-wexp.B1" style:family="table-cell">
      <style:table-cell-properties fo:background-color="transparent" fo:padding="0.097cm" fo:border="0.05pt solid #ffffff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text-properties officeooo:paragraph-rsid="000e2a34"/>
    </style:style>
    <style:style style:name="P4" style:family="paragraph" style:parent-style-name="Table_20_Contents">
      <style:text-properties officeooo:rsid="000e2a34" officeooo:paragraph-rsid="000e2a34"/>
    </style:style>
    <style:style style:name="P5" style:family="paragraph" style:parent-style-name="Standard" style:master-page-name="rststyle-pagedefault">
      <style:paragraph-properties style:page-number="auto"/>
    </style:style>
    <style:style style:name="P6" style:family="paragraph" style:parent-style-name="Standard">
      <style:text-properties officeooo:paragraph-rsid="0021453f"/>
    </style:style>
    <style:style style:name="P7" style:family="paragraph" style:parent-style-name="Standard">
      <style:text-properties officeooo:rsid="00060d15" officeooo:paragraph-rsid="0021453f"/>
    </style:style>
    <style:style style:name="P8" style:family="paragraph" style:parent-style-name="Table_20_Contents">
      <style:text-properties officeooo:rsid="0020ac2e" officeooo:paragraph-rsid="0020ac2e"/>
    </style:style>
    <style:style style:name="P9" style:family="paragraph" style:parent-style-name="Table_20_Contents">
      <style:text-properties officeooo:rsid="0020ac2e" officeooo:paragraph-rsid="0021453f"/>
    </style:style>
    <style:style style:name="P10" style:family="paragraph" style:parent-style-name="Table_20_Contents">
      <style:text-properties officeooo:rsid="0021453f" officeooo:paragraph-rsid="002145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 table:style-name="rststyle-table-0.1"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B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 table:style-name="rststyle-table-0.1">
          <table:table-cell table:style-name="rststyle-table-0.A2" office:value-type="string">
            <text:p text:style-name="Table_20_Contents"/>
          </table:table-cell>
          <table:table-cell table:style-name="rststyle-table-0.B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 table:style-name="rststyle-table-0.1">
          <table:table-cell table:style-name="rststyle-table-0.A3" office:value-type="string">
            <text:p text:style-name="Table_20_Contents"/>
          </table:table-cell>
          <table:table-cell table:style-name="rststyle-table-0.B3" office:value-type="string">
            <text:p text:style-name="Table_20_Contents"/>
          </table:table-cell>
          <table:table-cell table:style-name="rststyle-table-0.C3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able:table table:name="rststyle-table-personal" table:style-name="rststyle-table-personal">
        <table:table-column table:style-name="rststyle-table-personal.A"/>
        <table:table-column table:style-name="rststyle-table-personal.B"/>
        <table:table-row table:style-name="rststyle-table-personal.1">
          <table:table-cell table:style-name="rststyle-table-personal.A1" office:value-type="string">
            <text:p text:style-name="P4">personal data</text:p>
          </table:table-cell>
          <table:table-cell table:style-name="rststyle-table-personal.B1" office:value-type="string">
            <text:p text:style-name="P8">Col2</text:p>
          </table:table-cell>
        </table:table-row>
      </table:table>
      <text:p text:style-name="Standard"/>
      <table:table table:name="rststyle-table-nothing" table:style-name="rststyle-table-nothing">
        <table:table-column table:style-name="rststyle-table-nothing.A"/>
        <table:table-column table:style-name="rststyle-table-nothing.B"/>
        <table:table-row>
          <table:table-cell table:style-name="rststyle-table-nothing.A1" office:value-type="string">
            <text:p text:style-name="P4">awards</text:p>
          </table:table-cell>
          <table:table-cell table:style-name="rststyle-table-nothing.B1" office:value-type="string">
            <text:p text:style-name="Table_20_Contents"/>
          </table:table-cell>
        </table:table-row>
        <table:table-row>
          <table:table-cell table:style-name="rststyle-table-nothing.A2" office:value-type="string">
            <text:p text:style-name="P3"/>
          </table:table-cell>
          <table:table-cell table:style-name="rststyle-table-nothing.B2" office:value-type="string">
            <text:p text:style-name="Table_20_Contents"/>
          </table:table-cell>
        </table:table-row>
      </table:table>
      <text:p text:style-name="P6"/>
      <table:table table:name="rststyle-table-wexp" table:style-name="rststyle-table-wexp">
        <table:table-column table:style-name="rststyle-table-wexp.A"/>
        <table:table-column table:style-name="rststyle-table-wexp.B"/>
        <table:table-row table:style-name="rststyle-table-wexp.1">
          <table:table-cell table:style-name="rststyle-table-wexp.A1" office:value-type="string">
            <text:p text:style-name="P10">Work exp</text:p>
          </table:table-cell>
          <table:table-cell table:style-name="rststyle-table-wexp.B1" office:value-type="string">
            <text:p text:style-name="P9">Col2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Fontin" svg:font-family="Fontin" style:font-adornments="Bold" style:font-pitch="variable"/>
    <style:font-face style:name="Fontin1" svg:font-family="Fontin" style:font-adornments="Regular" style:font-pitch="variable"/>
    <style:font-face style:name="Fontin SmallCaps" svg:font-family="'Fontin SmallCaps'" style:font-adornments="SmallCap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rststyle-textbody" style:list-style-name="rststyle-bulletlist">
      <style:paragraph-properties fo:margin-top="0cm" fo:margin-bottom="0.011cm" style:contextual-spacing="false"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 fo:padding="0cm" fo:border-left="none" fo:border-right="none" fo:border-top="none" fo:border-bottom="0.06pt solid #808080" style:shadow="none">
        <style:background-image/>
      </style:paragraph-properties>
      <style:text-properties style:font-name="Fontin"/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text-properties style:font-name="Fontin1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margin-top="0.152cm" fo:margin-bottom="0.152cm" style:contextual-spacing="false" fo:text-indent="0cm" style:auto-text-indent="false" fo:background-color="#ccffff" fo:padding="0.051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style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style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style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style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style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 style:master-page-name="">
      <style:paragraph-properties fo:margin-top="0.42cm" fo:margin-bottom="0.51cm" style:contextual-spacing="false" style:page-number="auto"/>
      <style:text-properties style:font-name="Fontin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right" style:family="paragraph" style:parent-style-name="rststyle-textbody" style:master-page-name="">
      <style:paragraph-properties fo:margin-left="0cm" fo:margin-right="0.199cm" fo:text-align="end" style:justify-single-word="false" fo:text-indent="0cm" style:auto-text-indent="false" style:page-number="auto"/>
    </style:style>
    <style:style style:name="rststyle-small" style:family="paragraph" style:parent-style-name="rststyle-textbody">
      <style:text-properties fo:font-size="11pt"/>
    </style:style>
    <style:style style:name="rststyle-dateleft" style:family="paragraph" style:parent-style-name="rststyle-textbody" style:master-page-name="">
      <style:paragraph-properties fo:margin-left="0cm" fo:margin-right="0.199cm" fo:margin-top="0cm" fo:margin-bottom="0.011cm" style:contextual-spacing="false" fo:text-align="end" style:justify-single-word="false" fo:text-indent="0cm" style:auto-text-indent="false" style:page-number="auto"/>
      <style:text-properties style:font-name="Fontin SmallCaps" fo:font-weight="normal"/>
    </style:style>
    <style:style style:name="rststyle-softright" style:family="paragraph" style:parent-style-name="rststyle-textbody">
      <style:paragraph-properties fo:margin-left="0cm" fo:margin-right="0.199cm" fo:margin-top="0cm" fo:margin-bottom="0.011cm" style:contextual-spacing="false" fo:text-align="end" style:justify-single-word="false" fo:text-indent="0cm" style:auto-text-indent="false"/>
      <style:text-properties fo:font-weight="bold"/>
    </style:style>
    <style:style style:name="rststyle-center" style:family="paragraph" style:parent-style-name="rststyle-textbody">
      <style:paragraph-properties fo:text-align="center" style:justify-single-word="false"/>
    </style:style>
    <style:style style:name="rststyle-refleft" style:family="paragraph" style:parent-style-name="rststyle-textbody">
      <style:paragraph-properties fo:margin-left="0.4cm" fo:margin-right="0cm" fo:margin-top="0cm" fo:margin-bottom="0.011cm" style:contextual-spacing="false" fo:text-indent="0cm" style:auto-text-indent="false"/>
    </style:style>
    <style:style style:name="rststyle-refright" style:family="paragraph" style:parent-style-name="rststyle-textbody">
      <style:paragraph-properties fo:margin-left="0cm" fo:margin-right="0.4cm" fo:margin-top="0cm" fo:margin-bottom="0.011cm" style:contextual-spacing="false" fo:text-align="end" style:justify-single-word="false" fo:text-indent="0cm" style:auto-text-indent="false"/>
    </style:style>
    <style:style style:name="rststyle-jobtitle" style:family="paragraph" style:parent-style-name="rststyle-textbody"/>
    <style:style style:name="rststyle-pb" style:family="paragraph" style:parent-style-name="rststyle-textbody" style:master-page-name="">
      <style:paragraph-properties style:page-number="auto" fo:break-before="page" fo:background-color="transparent" fo:padding="0cm" fo:border="none" style:shadow="none">
        <style:tab-stops/>
        <style:background-image/>
      </style:paragraph-properties>
      <style:text-properties fo:font-size="2pt"/>
    </style:style>
    <style:style style:name="rststyle-pers-left" style:family="paragraph" style:parent-style-name="rststyle-right">
      <style:paragraph-properties fo:margin-top="0cm" fo:margin-bottom="0cm" style:contextual-spacing="false"/>
    </style:style>
    <style:style style:name="rststyle-pers-right" style:family="paragraph" style:parent-style-name="rststyle-textbody">
      <style:paragraph-properties fo:margin-top="0cm" fo:margin-bottom="0cm" style:contextual-spacing="false"/>
    </style:style>
    <style:style style:name="rststyle-shortpar" style:family="paragraph" style:parent-style-name="rststyle-textbody">
      <style:paragraph-properties fo:margin-top="0cm" fo:margin-bottom="0.03cm" style:contextual-spacing="false"/>
    </style:style>
    <style:style style:name="rststyle-refcenter" style:family="paragraph" style:parent-style-name="rststyle-center">
      <style:paragraph-properties fo:margin-top="0cm" fo:margin-bottom="0.011cm" style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rststyle-sc" style:family="text">
      <style:text-properties style:font-name="Fontin SmallCaps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initial-creator>dkuhlman</meta:initial-creator>
    <meta:creation-date>2006-08-15T13:56:07</meta:creation-date>
    <dc:date>2013-10-23T14:10:22.978892291</dc:date>
    <meta:editing-cycles>139</meta:editing-cycles>
    <meta:editing-duration>P1DT11H31M38S</meta:editing-duration>
    <dc:creator>Ryan Wooden</dc:creator>
    <meta:document-statistic meta:table-count="5" meta:image-count="0" meta:object-count="0" meta:page-count="1" meta:paragraph-count="11" meta:word-count="60" meta:character-count="377" meta:non-whitespace-character-count="321"/>
    <meta:user-defined meta:name="Info 1"/>
    <meta:user-defined meta:name="Info 2"/>
    <meta:user-defined meta:name="Info 3"/>
    <meta:user-defined meta:name="Info 4"/>
  </office:meta>
</office:document-meta>
</file>